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33cm"/>
    </style:style>
    <style:style style:name="co3" style:family="table-column">
      <style:table-column-properties fo:break-before="auto" style:column-width="3.806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3.029cm"/>
    </style:style>
    <style:style style:name="co6" style:family="table-column">
      <style:table-column-properties fo:break-before="auto" style:column-width="4.639cm"/>
    </style:style>
    <style:style style:name="co7" style:family="table-column">
      <style:table-column-properties fo:break-before="auto" style:column-width="2.7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2">
          <table:table-cell table:number-columns-repeated="14"/>
        </table:table-row>
        <table:table-row table:style-name="ro2">
          <table:table-cell table:number-columns-repeated="2"/>
          <table:table-cell office:value-type="string">
            <text:p>Miene</text:p>
          </table:table-cell>
          <table:table-cell office:value-type="string">
            <text:p>Reaktor</text:p>
          </table:table-cell>
          <table:table-cell office:value-type="string">
            <text:p>Gasfilter</text:p>
          </table:table-cell>
          <table:table-cell office:value-type="string">
            <text:p>Uranmiene</text:p>
          </table:table-cell>
          <table:table-cell table:number-columns-repeated="2"/>
          <table:table-cell office:value-type="string">
            <text:p>Stahlschmelze</text:p>
          </table:table-cell>
          <table:table-cell office:value-type="string">
            <text:p>Farm</text:p>
          </table:table-cell>
          <table:table-cell office:value-type="string">
            <text:p>Plasmagenerator</text:p>
          </table:table-cell>
          <table:table-cell table:number-columns-repeated="2"/>
          <table:table-cell office:value-type="string">
            <text:p>Waffengießerei</text:p>
          </table:table-cell>
        </table:table-row>
        <table:table-row table:style-name="ro1">
          <table:table-cell/>
          <table:table-cell office:value-type="string">
            <text:p>Stufe</text:p>
          </table:table-cell>
          <table:table-cell table:number-columns-repeated="4" office:value-type="float" office:value="1">
            <text:p>1</text:p>
          </table:table-cell>
          <table:table-cell/>
          <table:table-cell office:value-type="string">
            <text:p>Stufe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Stufe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roduktion ( Eisen )</text:p>
          </table:table-cell>
          <table:table-cell table:formula="of:=([.C4]*[.C4])*100-[.I6]-[.C13]"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string">
            <text:p>Produktion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Produktion</text:p>
          </table:table-cell>
          <table:table-cell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Produktion ( Energie )</text:p>
          </table:table-cell>
          <table:table-cell office:value-type="float" office:value="0">
            <text:p>0</text:p>
          </table:table-cell>
          <table:table-cell table:formula="of:=([.D4]*[.D4])*150-[.I7]-[.J7]-[.K7]-[.C14]-[.D14]"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Benötigt ( Eisen )</text:p>
          </table:table-cell>
          <table:table-cell table:formula="of:=[.I4]*[.I5]*10"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Benötigt ( Raumschiffteile )</text:p>
          </table:table-cell>
          <table:table-cell table:formula="of:=[.N4]*[.N5]*5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roduktion ( Gas )</text:p>
          </table:table-cell>
          <table:table-cell table:number-columns-repeated="2" office:value-type="float" office:value="0">
            <text:p>0</text:p>
          </table:table-cell>
          <table:table-cell table:formula="of:=([.E4]*[.E4])*75-[.J8]-[.K8]-[.D15]" office:value-type="float" office:value="55">
            <text:p>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Benötigt ( Energie )</text:p>
          </table:table-cell>
          <table:table-cell table:formula="of:=[.I4]*[.I5]*2" office:value-type="float" office:value="2">
            <text:p>2</text:p>
          </table:table-cell>
          <table:table-cell table:formula="of:=[.J4]*[.J5]*2" office:value-type="float" office:value="2">
            <text:p>2</text:p>
          </table:table-cell>
          <table:table-cell table:formula="of:=[.K4]*[.K5]*25" office:value-type="float" office:value="25">
            <text:p>25</text:p>
          </table:table-cell>
          <table:table-cell/>
          <table:table-cell office:value-type="string">
            <text:p>Benötigt ( Supraleiter )</text:p>
          </table:table-cell>
          <table:table-cell table:formula="of:=[.N4]*[.N5]*2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roduktion ( Plutonium )</text:p>
          </table:table-cell>
          <table:table-cell table:number-columns-repeated="3" office:value-type="float" office:value="0">
            <text:p>0</text:p>
          </table:table-cell>
          <table:table-cell table:formula="of:=([.F4]*[.F4])*1-[.C16]-[.N8]" office:value-type="float" office:value="1">
            <text:p>1</text:p>
          </table:table-cell>
          <table:table-cell/>
          <table:table-cell office:value-type="string">
            <text:p>Benötigt ( Gas )</text:p>
          </table:table-cell>
          <table:table-cell office:value-type="float" office:value="0">
            <text:p>0</text:p>
          </table:table-cell>
          <table:table-cell table:formula="of:=[.J4]*[.J5]*10" office:value-type="float" office:value="10">
            <text:p>10</text:p>
          </table:table-cell>
          <table:table-cell table:formula="of:=[.K4]*[.K5]*10" office:value-type="float" office:value="10">
            <text:p>10</text:p>
          </table:table-cell>
          <table:table-cell/>
          <table:table-cell office:value-type="string">
            <text:p>Benötigt ( Plutonium )</text:p>
          </table:table-cell>
          <table:table-cell table:formula="of:=[.N4]*[.N5]*2" office:value-type="float" office:value="0">
            <text:p>0</text:p>
          </table:table-cell>
        </table:table-row>
        <table:table-row table:style-name="ro1">
          <table:table-cell table:number-columns-repeated="7"/>
          <table:table-cell office:value-type="string">
            <text:p>Benötigt ( Plutonium )</text:p>
          </table:table-cell>
          <table:table-cell table:number-columns-repeated="3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Gießerei</text:p>
          </table:table-cell>
          <table:table-cell office:value-type="string">
            <text:p>Labor</text:p>
          </table:table-cell>
          <table:table-cell table:number-columns-repeated="8"/>
          <table:table-cell office:value-type="string">
            <text:p>Produziert ( Waffen )</text:p>
          </table:table-cell>
          <table:table-cell table:formula="of:=[.N4]*[.N5]*1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tufe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string">
            <text:p>Produziert ( Stahl )</text:p>
          </table:table-cell>
          <table:table-cell table:formula="of:=[.I4]*[.I5]*5-[.C17]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roduktion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string">
            <text:p>Produziert ( Nahrung )</text:p>
          </table:table-cell>
          <table:table-cell office:value-type="float" office:value="0">
            <text:p>0</text:p>
          </table:table-cell>
          <table:table-cell table:formula="of:=[.J4]*[.J5]*10-[.C18]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enötigt ( Eisen )</text:p>
          </table:table-cell>
          <table:table-cell table:formula="of:=[.C11]*[.C12]*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Produziert ( Plasma )</text:p>
          </table:table-cell>
          <table:table-cell table:number-columns-repeated="2" office:value-type="float" office:value="0">
            <text:p>0</text:p>
          </table:table-cell>
          <table:table-cell table:formula="of:=[.K4]*[.K5]*7-[.C19]-[.D19]"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Benötigt ( Energie )</text:p>
          </table:table-cell>
          <table:table-cell table:formula="of:=[.C11]*[.C12]*10" office:value-type="float" office:value="0">
            <text:p>0</text:p>
          </table:table-cell>
          <table:table-cell table:formula="of:=[.D11]*[.D12]*10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enötigt ( Gas )</text:p>
          </table:table-cell>
          <table:table-cell office:value-type="float" office:value="0">
            <text:p>0</text:p>
          </table:table-cell>
          <table:table-cell table:formula="of:=[.D11]*[.D12]*5"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enötigt ( Plutonium )</text:p>
          </table:table-cell>
          <table:table-cell table:formula="of:=[.C11]*[.C12]*1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enötigt ( Stahl )</text:p>
          </table:table-cell>
          <table:table-cell table:formula="of:=[.C11]*[.C12]*3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enötigt ( Nahrung )</text:p>
          </table:table-cell>
          <table:table-cell table:formula="of:=[.C11]*[.C12]*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Benötigt ( Plasma )</text:p>
          </table:table-cell>
          <table:table-cell table:formula="of:=[.C11]*[.C12]*15" office:value-type="float" office:value="0">
            <text:p>0</text:p>
          </table:table-cell>
          <table:table-cell table:formula="of:=[.D11]*[.D12]*20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2">
          <table:table-cell/>
          <table:table-cell office:value-type="string">
            <text:p>Produziert ( Raumschiffteile )</text:p>
          </table:table-cell>
          <table:table-cell table:formula="of:=[.C11]*[.C12]*4-[.N6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roduziert ( Supraleiter )</text:p>
          </table:table-cell>
          <table:table-cell office:value-type="float" office:value="0">
            <text:p>0</text:p>
          </table:table-cell>
          <table:table-cell table:formula="of:=[.D11]*[.D12]*5-[.N7]" office:value-type="float" office:value="0">
            <text:p>0</text:p>
          </table:table-cell>
          <table:table-cell table:number-columns-repeated="10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2">22.10.2010</text:date>, <text:time>17:53:4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2T16:48:38.23</meta:creation-date>
    <dc:date>2010-10-22T17:53:43.42</dc:date>
    <meta:editing-duration>PT00H17M53S</meta:editing-duration>
    <meta:editing-cycles>2</meta:editing-cycles>
    <meta:generator>OpenOffice.org/3.2$Win32 OpenOffice.org_project/320m18$Build-9502</meta:generator>
    <meta:document-statistic meta:table-count="3" meta:cell-count="116" meta:object-count="0"/>
  </office:meta>
</office:document-meta>
</file>